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6392" calcext:value-type="float">
            <text:p>106.00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508" calcext:value-type="float">
            <text:p>105.4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0016" calcext:value-type="float">
            <text:p>99.9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0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5</text:p>
          </table:table-cell>
          <table:table-cell office:value-type="string" calcext:value-type="string">
            <text:p>200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